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top" draw:auto-grow-height="false" fo:min-height="8.64cm" fo:min-width="9.025cm"/>
      <style:paragraph-properties style:writing-mode="lr-tb"/>
    </style:style>
    <style:style style:name="gr2" style:family="graphic" style:parent-style-name="standard">
      <style:graphic-properties draw:fill-color="#b7b3ca" draw:textarea-horizontal-align="justify" draw:textarea-vertical-align="top" draw:auto-grow-height="false" fo:min-height="1.214cm" fo:min-width="8.232cm"/>
      <style:paragraph-properties style:writing-mode="lr-tb"/>
    </style:style>
    <style:style style:name="gr3" style:family="graphic" style:parent-style-name="standard">
      <style:graphic-properties draw:fill-color="#50938a" draw:textarea-horizontal-align="justify" draw:textarea-vertical-align="top" draw:auto-grow-height="false" fo:min-height="4.078cm" fo:min-width="3.511cm"/>
      <style:paragraph-properties style:writing-mode="lr-tb"/>
    </style:style>
    <style:style style:name="gr4" style:family="graphic" style:parent-style-name="standard">
      <style:graphic-properties draw:fill-color="#50938a" draw:textarea-horizontal-align="justify" draw:textarea-vertical-align="top" draw:auto-grow-height="false" fo:min-height="4.173cm" fo:min-width="2.653cm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2.77cm" fo:min-width="0.934cm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8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9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10" style:family="graphic" style:parent-style-name="standard">
      <style:graphic-properties draw:fill-color="#e2e2e2" draw:textarea-horizontal-align="justify" draw:textarea-vertical-align="middle" draw:auto-grow-height="false" fo:min-height="0.068cm" fo:min-width="1.088cm"/>
      <style:paragraph-properties style:writing-mode="lr-tb"/>
    </style:style>
    <style:style style:name="gr11" style:family="graphic" style:parent-style-name="standard">
      <style:graphic-properties draw:fill-color="#e2e2e2" draw:textarea-horizontal-align="justify" draw:textarea-vertical-align="middle" draw:auto-grow-height="false" fo:min-height="0.068cm" fo:min-width="0.468cm"/>
      <style:paragraph-properties style:writing-mode="lr-tb"/>
    </style:style>
    <style:style style:name="gr12" style:family="graphic" style:parent-style-name="standard">
      <style:graphic-properties draw:fill-color="#e2e2e2" draw:textarea-horizontal-align="justify" draw:textarea-vertical-align="middle" draw:auto-grow-height="false" fo:min-height="0.068cm" fo:min-width="1.51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-color="#b3cac7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-color="#b7b3ca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-color="#50938a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d4ea6b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d4ea6b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e2e2e2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8.89cm" svg:x="2.587cm" svg:y="1cm">
          <text:p text:style-name="P1"><text:span text:style-name="T1">ORC_R32IMAZic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89cm" svg:height="1.622cm" svg:x="2.904cm" svg:y="2.27cm">
          <text:p text:style-name="P1"><text:span text:style-name="T1">HART’s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445cm" svg:height="4.762cm" svg:x="2.904cm" svg:y="4.811cm">
          <text:p text:style-name="P1"><text:span text:style-name="T1">HCC Arithmetics</text:span></text:p>
          <text:p text:style-name="P1"><text:span text:style-name="T1">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3cm" svg:height="4.763cm" svg:x="8.302cm" svg:y="4.81cm">
          <text:p text:style-name="P1"><text:span text:style-name="T1">Memory</text:span></text:p>
          <text:p text:style-name="P1"><text:span text:style-name="T1">Back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88cm" svg:height="3.174cm" svg:x="5.444cm" svg:y="6.081cm">
          <text:p text:style-name="P5"><text:span text:style-name="T2">Multipl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588cm" svg:height="3.174cm" svg:x="3.222cm" svg:y="6.081cm">
          <text:p text:style-name="P7"><text:span text:style-name="T1">G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7.349cm" svg:y1="7.35cm" svg:x2="8.302cm" svg:y2="7.35cm">
          <text:p/>
        </draw:line>
        <draw:line draw:style-name="gr7" draw:text-style-name="P9" draw:layer="layout" svg:x1="9.889cm" svg:y1="3.858cm" svg:x2="9.889cm" svg:y2="4.81cm">
          <text:p/>
        </draw:line>
        <draw:line draw:style-name="gr8" draw:text-style-name="P9" draw:layer="layout" svg:x1="4.809cm" svg:y1="8.303cm" svg:x2="5.444cm" svg:y2="8.303cm">
          <text:p/>
        </draw:line>
        <draw:line draw:style-name="gr9" draw:text-style-name="P9" draw:layer="layout" svg:x1="4.174cm" svg:y1="3.858cm" svg:x2="4.174cm" svg:y2="4.81cm">
          <text:p/>
        </draw:line>
        <draw:custom-shape draw:style-name="gr5" draw:text-style-name="P8" draw:layer="layout" svg:width="1.588cm" svg:height="3.174cm" svg:x="8.423cm" svg:y="6.082cm">
          <text:p text:style-name="P7"><text:span text:style-name="T1">mem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588cm" svg:height="3.174cm" svg:x="10.123cm" svg:y="6.082cm">
          <text:p text:style-name="P7"><text:span text:style-name="T1">me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8.149cm" svg:y1="2.27cm" svg:x2="8.149cm" svg:y2="0.365cm">
          <text:p/>
        </draw:line>
        <draw:line draw:style-name="gr6" draw:text-style-name="P9" draw:layer="layout" svg:x1="10.049cm" svg:y1="2.271cm" svg:x2="10.049cm" svg:y2="0.366cm">
          <text:p/>
        </draw:line>
        <draw:custom-shape draw:style-name="gr10" draw:text-style-name="P11" draw:layer="layout" svg:width="1.588cm" svg:height="0.318cm" svg:x="7.349cm" svg:y="2.27cm">
          <text:p text:style-name="P10"><text:span text:style-name="T3">Instru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68cm" svg:height="0.318cm" svg:x="9.569cm" svg:y="2.27cm">
          <text:p text:style-name="P10"><text:span text:style-name="T3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01cm" svg:height="0.318cm" svg:x="8.949cm" svg:y="3.57cm">
          <text:p text:style-name="P10"><text:span text:style-name="T3">General R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588cm" svg:height="0.318cm" svg:x="3.449cm" svg:y="3.57cm">
          <text:p text:style-name="P10"><text:span text:style-name="T3">HC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7cm" fo:margin-bottom="0.127cm" fo:margin-left="0.127cm" fo:margin-right="0.127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3T14:18:11.334192195</meta:creation-date>
    <dc:date>2020-12-25T14:01:18.349801949</dc:date>
    <meta:editing-duration>PT15M52S</meta:editing-duration>
    <meta:editing-cycles>5</meta:editing-cycles>
    <meta:generator>LibreOffice/7.0.4.2$Linux_X86_64 LibreOffice_project/dcf040e67528d9187c66b2379df5ea4407429775</meta:generator>
    <meta:document-statistic meta:object-count="18"/>
  </office:meta>
</office:document-meta>
</file>